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Arial Unicode MS1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48cm"/>
    </style:style>
    <style:style style:name="co2" style:family="table-column">
      <style:table-column-properties fo:break-before="auto" style:column-width="12.435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32cm"/>
    </style:style>
    <style:style style:name="co6" style:family="table-column">
      <style:table-column-properties fo:break-before="auto" style:column-width="3.7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22cm"/>
    </style:style>
    <style:style style:name="co10" style:family="table-column">
      <style:table-column-properties fo:break-before="auto" style:column-width="7.602cm"/>
    </style:style>
    <style:style style:name="co11" style:family="table-column">
      <style:table-column-properties fo:break-before="auto" style:column-width="3.5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Arial Unicode MS" fo:font-size="10pt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ackground-color="#ffffff" fo:border="0.06pt solid #c0c0c0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ce4" style:family="table-cell" style:parent-style-name="Default">
      <style:text-properties fo:font-style="italic"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Sous-titr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Genre</text:p>
          </table:table-cell>
          <table:table-cell table:style-name="ce4" table:number-columns-repeated="248"/>
        </table:table-row>
        <table:table-row table:style-name="ro1">
          <table:table-cell office:value-type="string">
            <text:p>La nuit du renard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'ange noir</text:p>
          </table:table-cell>
          <table:table-cell/>
          <table:table-cell office:value-type="string">
            <text:p>Sally Beauman</text:p>
          </table:table-cell>
          <table:table-cell office:value-type="string">
            <text:p>Robert Laffont</text:p>
          </table:table-cell>
          <table:table-cell office:value-type="string">
            <text:p>Roman</text:p>
          </table:table-cell>
          <table:table-cell table:number-columns-repeated="249"/>
        </table:table-row>
        <table:table-row table:style-name="ro2">
          <table:table-cell office:value-type="string">
            <text:p>Les aventures de Tintin</text:p>
          </table:table-cell>
          <table:table-cell office:value-type="string">
            <text:p>Les cigares du Pharaon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Tintin en Amériqu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Tintin au Congo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Tintin et les picaros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Avant de te dire adieu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Et nous nous reverrons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Une si longue nui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Souviens-toi</text:p>
          </table:table-cell>
          <table:table-cell office:value-type="string">
            <text:p><text:s/></text:p>
          </table:table-cell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Joyeux Noël, Merry Christmas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Tu m'appartiens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Ni vue ni connue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Matière à rire</text:p>
          </table:table-cell>
          <table:table-cell/>
          <table:table-cell office:value-type="string">
            <text:p>Raymond Devo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'oreille cassé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Recherche jeune femme aimant danser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a clinique du docteur H.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Un cri dans la nui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a maison du gue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 démon du passé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Ne pleure pas ma belle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'enfant des sept mers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 fantôme de Lagy Margare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 cri de la mouette</text:p>
          </table:table-cell>
          <table:table-cell/>
          <table:table-cell office:value-type="string">
            <text:p>Emanuelle Labori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Nous n'irons plus au bois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Un jour tu verras...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Douce nui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Ce que vivent les roses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a maison du clair de lune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'île noir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Dors ma jolie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s bijoux de la Castafior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ogin Durand</text:p>
          </table:table-cell>
          <table:table-cell office:value-type="string">
            <text:p>L'entreprise communicante</text:p>
          </table:table-cell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Ça tourne pas net sur Internet</text:p>
          </table:table-cell>
          <table:table-cell/>
          <table:table-cell office:value-type="string">
            <text:p>François Cointe</text:p>
          </table:table-cell>
          <table:table-cell office:value-type="string">
            <text:p>Eyrolle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Tu trouves qu'il nous ressemble ?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La nuit des pères vivants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Nous traversons une zone de turbulence parentale... Attachez vos ceintures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Tu crois qu'elle le fait exprès ?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Bon anniversaire, La puce !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Il y a des jours, comme ça...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Papa Maman et moi et moi et moi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ébé blues</text:p>
          </table:table-cell>
          <table:table-cell office:value-type="string">
            <text:p>Devine qui n'a pas fait de sieste ?</text:p>
          </table:table-cell>
          <table:table-cell office:value-type="string">
            <text:p>Rick Kirkman / Jerry Scott</text:p>
          </table:table-cell>
          <table:table-cell office:value-type="string">
            <text:p>Hors Collectio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passagers du vent</text:p>
          </table:table-cell>
          <table:table-cell office:value-type="string">
            <text:p>Le bois d'ébène</text:p>
          </table:table-cell>
          <table:table-cell office:value-type="string">
            <text:p>Bourgeo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passagers du vent</text:p>
          </table:table-cell>
          <table:table-cell office:value-type="string">
            <text:p>L'heure du serpent</text:p>
          </table:table-cell>
          <table:table-cell office:value-type="string">
            <text:p>Bourgeo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passagers du vent</text:p>
          </table:table-cell>
          <table:table-cell office:value-type="string">
            <text:p>Le ponton</text:p>
          </table:table-cell>
          <table:table-cell office:value-type="string">
            <text:p>Bourgeo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lotus bleu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Au pays de l'or noir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sceptre d'Ottokar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crabe aux pinces d'or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'étoile mystérieus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secret de la licorn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trésor de Rackham le Roug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Vol 714 pour Sydney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 temple du soleil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Vol 714 pour Sydney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Objectif lun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On a marché sur la lune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'affaire tournesol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Coke en stock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Tintin au Tibet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passagers du vent</text:p>
          </table:table-cell>
          <table:table-cell office:value-type="string">
            <text:p>La fille sous la dunette</text:p>
          </table:table-cell>
          <table:table-cell office:value-type="string">
            <text:p>Bourgeo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ventures de Tintin</text:p>
          </table:table-cell>
          <table:table-cell office:value-type="string">
            <text:p>Les sept boules de cristal</text:p>
          </table:table-cell>
          <table:table-cell office:value-type="string">
            <text:p>Hergé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Jalna</text:p>
          </table:table-cell>
          <table:table-cell/>
          <table:table-cell office:value-type="string">
            <text:p>Mazo de la Roche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triplés et Toto</text:p>
          </table:table-cell>
          <table:table-cell/>
          <table:table-cell table:number-columns-repeated="2" office:value-type="string">
            <text:p>Nicole Lambert</text:p>
          </table:table-cell>
          <table:table-cell office:value-type="string">
            <text:p>BD (Grande)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Rubrique-à-brac Gallery</text:p>
          </table:table-cell>
          <table:table-cell/>
          <table:table-cell office:value-type="string">
            <text:p>Gotlib</text:p>
          </table:table-cell>
          <table:table-cell office:value-type="string">
            <text:p>Dargaud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'amour de l'écosse</text:p>
          </table:table-cell>
          <table:table-cell/>
          <table:table-cell office:value-type="string">
            <text:p>Leslie Gardiner</text:p>
          </table:table-cell>
          <table:table-cell office:value-type="string">
            <text:p>Lomond books</text:p>
          </table:table-cell>
          <table:table-cell office:value-type="string">
            <text:p>Grand livre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 jardin des ombres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'enfance de Bécassine</text:p>
          </table:table-cell>
          <table:table-cell/>
          <table:table-cell office:value-type="string">
            <text:p>Caumery / J.P. Pinchon</text:p>
          </table:table-cell>
          <table:table-cell office:value-type="string">
            <text:p>Gautier-Languereau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Jalna</text:p>
          </table:table-cell>
          <table:table-cell/>
          <table:table-cell office:value-type="string">
            <text:p>Mazo de la Roche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Jalna</text:p>
          </table:table-cell>
          <table:table-cell/>
          <table:table-cell office:value-type="string">
            <text:p>Mazo de la Roche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Jalna</text:p>
          </table:table-cell>
          <table:table-cell/>
          <table:table-cell office:value-type="string">
            <text:p>Mazo de la Roche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Docteur Poche et les coccinelles</text:p>
          </table:table-cell>
          <table:table-cell/>
          <table:table-cell office:value-type="string">
            <text:p>Wasterlai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Bienvenue dans le monde merveilleux de l'informatique</text:p>
          </table:table-cell>
          <table:table-cell/>
          <table:table-cell office:value-type="string">
            <text:p>Scott Adamns</text:p>
          </table:table-cell>
          <table:table-cell office:value-type="string">
            <text:p>Albin Michel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Encore planté !</text:p>
          </table:table-cell>
          <table:table-cell/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auto-routards de l'informatique</text:p>
          </table:table-cell>
          <table:table-cell/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Y'a un bug</text:p>
          </table:table-cell>
          <table:table-cell office:value-type="string">
            <text:p>Les maniaques de l'informatique</text:p>
          </table:table-cell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Y'a un bug</text:p>
          </table:table-cell>
          <table:table-cell office:value-type="string">
            <text:p>Les martyrs de l'informatique</text:p>
          </table:table-cell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Y'a un bug</text:p>
          </table:table-cell>
          <table:table-cell office:value-type="string">
            <text:p>Les victimes de l'informatique</text:p>
          </table:table-cell>
          <table:table-cell office:value-type="string">
            <text:p>François Cointe</text:p>
          </table:table-cell>
          <table:table-cell office:value-type="string">
            <text:p>Armand Colli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Simenon avant Simenon</text:p>
          </table:table-cell>
          <table:table-cell office:value-type="string">
            <text:p>Les exploits de l'inspecteur Sancettte</text:p>
          </table:table-cell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Les passagers du vent</text:p>
          </table:table-cell>
          <table:table-cell office:value-type="string">
            <text:p>Le comptoir de Juda</text:p>
          </table:table-cell>
          <table:table-cell office:value-type="string">
            <text:p>Bourgeon</text:p>
          </table:table-cell>
          <table:table-cell office:value-type="string">
            <text:p>Casterma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Fleurs captives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étales au vent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Bouquet d'épines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s racines du passé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La famille Logan</text:p>
          </table:table-cell>
          <table:table-cell office:value-type="string">
            <text:p>Mélody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La famille Logan</text:p>
          </table:table-cell>
          <table:table-cell office:value-type="string">
            <text:p>Symphonie inachevée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La famille Logan</text:p>
          </table:table-cell>
          <table:table-cell office:value-type="string">
            <text:p>Olivia la chanson triste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La famille Logan</text:p>
          </table:table-cell>
          <table:table-cell office:value-type="string">
            <text:p>Le chant du cœur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Construisez-vous une vie meilleure en fauchant des fournitures au bureau</text:p>
          </table:table-cell>
          <table:table-cell/>
          <table:table-cell office:value-type="string">
            <text:p>Scott Adamns</text:p>
          </table:table-cell>
          <table:table-cell office:value-type="string">
            <text:p>Kraken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Simenon avant Simenon</text:p>
          </table:table-cell>
          <table:table-cell office:value-type="string">
            <text:p>Yves Jarry détective aventurier</text:p>
          </table:table-cell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Simenon avant Simenon</text:p>
          </table:table-cell>
          <table:table-cell office:value-type="string">
            <text:p>Maigret entre en scène</text:p>
          </table:table-cell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La famille Logan</text:p>
          </table:table-cell>
          <table:table-cell office:value-type="string">
            <text:p>Petite musique de nuit</text:p>
          </table:table-cell>
          <table:table-cell office:value-type="string">
            <text:p>Virginia C. Andrews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Georges Simenon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office:value-type="string">
            <text:p>Roman contemporain</text:p>
          </table:table-cell>
          <table:table-cell table:number-columns-repeated="248"/>
        </table:table-row>
        <table:table-row table:style-name="ro1">
          <table:table-cell office:value-type="string">
            <text:p>Nouveau Larousse Universel</text:p>
          </table:table-cell>
          <table:table-cell office:value-type="string">
            <text:p>A-K</text:p>
          </table:table-cell>
          <table:table-cell/>
          <table:table-cell office:value-type="string">
            <text:p>Larousse</text:p>
          </table:table-cell>
          <table:table-cell office:value-type="string">
            <text:p>Grand livre</text:p>
          </table:table-cell>
          <table:table-cell office:value-type="string">
            <text:p>Dictionnaire</text:p>
          </table:table-cell>
          <table:table-cell table:number-columns-repeated="248"/>
        </table:table-row>
        <table:table-row table:style-name="ro1">
          <table:table-cell office:value-type="string">
            <text:p>Nouveau Larousse Universel</text:p>
          </table:table-cell>
          <table:table-cell office:value-type="string">
            <text:p>L-Z</text:p>
          </table:table-cell>
          <table:table-cell/>
          <table:table-cell office:value-type="string">
            <text:p>Larousse</text:p>
          </table:table-cell>
          <table:table-cell office:value-type="string">
            <text:p>Grand livre</text:p>
          </table:table-cell>
          <table:table-cell office:value-type="string">
            <text:p>Dictionnaire</text:p>
          </table:table-cell>
          <table:table-cell table:number-columns-repeated="248"/>
        </table:table-row>
        <table:table-row table:style-name="ro1">
          <table:table-cell office:value-type="string">
            <text:p>Notre Dame de Paris</text:p>
          </table:table-cell>
          <table:table-cell/>
          <table:table-cell office:value-type="string">
            <text:p>Victor Hugo</text:p>
          </table:table-cell>
          <table:table-cell office:value-type="string">
            <text:p>Baudelaire</text:p>
          </table:table-cell>
          <table:table-cell office:value-type="string">
            <text:p>Roman</text:p>
          </table:table-cell>
          <table:table-cell office:value-type="string">
            <text:p>Roman classique</text:p>
          </table:table-cell>
          <table:table-cell table:number-columns-repeated="248"/>
        </table:table-row>
        <table:table-row table:style-name="ro1">
          <table:table-cell office:value-type="string">
            <text:p>Les doigts plein d'encre</text:p>
          </table:table-cell>
          <table:table-cell/>
          <table:table-cell office:value-type="string">
            <text:p>Doisneau / Cavanna</text:p>
          </table:table-cell>
          <table:table-cell office:value-type="string">
            <text:p>France Loisir</text:p>
          </table:table-cell>
          <table:table-cell office:value-type="string">
            <text:p>Grand livre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Les grandes vacances</text:p>
          </table:table-cell>
          <table:table-cell/>
          <table:table-cell office:value-type="string">
            <text:p>Doisneau / Pennac</text:p>
          </table:table-cell>
          <table:table-cell office:value-type="string">
            <text:p>France Loisir</text:p>
          </table:table-cell>
          <table:table-cell office:value-type="string">
            <text:p>Grand livre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L'épopée des bébés</text:p>
          </table:table-cell>
          <table:table-cell/>
          <table:table-cell office:value-type="string">
            <text:p>Béatrice Fontanelle / Claire D'Harcourt</text:p>
          </table:table-cell>
          <table:table-cell office:value-type="string">
            <text:p>La Martinière</text:p>
          </table:table-cell>
          <table:table-cell office:value-type="string">
            <text:p>Grand livre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Le jardin des fées</text:p>
          </table:table-cell>
          <table:table-cell/>
          <table:table-cell office:value-type="string">
            <text:p>Anne Geddes</text:p>
          </table:table-cell>
          <table:table-cell office:value-type="string">
            <text:p>Hors Collection</text:p>
          </table:table-cell>
          <table:table-cell office:value-type="string">
            <text:p>Grand livre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Portraits</text:p>
          </table:table-cell>
          <table:table-cell/>
          <table:table-cell office:value-type="string">
            <text:p>Steve Mc Curry</text:p>
          </table:table-cell>
          <table:table-cell office:value-type="string">
            <text:p>Phaidon</text:p>
          </table:table-cell>
          <table:table-cell office:value-type="string">
            <text:p>Roman</text:p>
          </table:table-cell>
          <table:table-cell office:value-type="string">
            <text:p>Images</text:p>
          </table:table-cell>
          <table:table-cell table:number-columns-repeated="248"/>
        </table:table-row>
        <table:table-row table:style-name="ro1">
          <table:table-cell office:value-type="string">
            <text:p>Une femme neuve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’œuvre de Dieu, La Part du diable</text:p>
          </table:table-cell>
          <table:table-cell/>
          <table:table-cell office:value-type="string">
            <text:p>John Irving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ans la rue où vit celle que j'aime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office:value-type="string">
            <text:p>Roman</text:p>
          </table:table-cell>
          <table:table-cell table:number-columns-repeated="249"/>
        </table:table-row>
        <table:table-row table:style-name="ro1">
          <table:table-cell office:value-type="string">
            <text:p>Le sable des blancs</text:p>
          </table:table-cell>
          <table:table-cell/>
          <table:table-cell office:value-type="string">
            <text:p>Lewis Nkosi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ura Brams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ttres à l'intime de soi</text:p>
          </table:table-cell>
          <table:table-cell/>
          <table:table-cell office:value-type="string">
            <text:p>Jacques Salomé</text:p>
          </table:table-cell>
          <table:table-cell office:value-type="string">
            <text:p>Albin Michel</text:p>
          </table:table-cell>
          <table:table-cell office:value-type="string">
            <text:p>Roman</text:p>
          </table:table-cell>
          <table:table-cell table:number-columns-repeated="249"/>
        </table:table-row>
        <table:table-row table:style-name="ro1">
          <table:table-cell office:value-type="string">
            <text:p>C'était le Pérou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nge combattant</text:p>
          </table:table-cell>
          <table:table-cell/>
          <table:table-cell office:value-type="string">
            <text:p>Pearl Buc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Jane Eyre</text:p>
          </table:table-cell>
          <table:table-cell/>
          <table:table-cell office:value-type="string">
            <text:p>Charlotte Brontë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années sandwiches</text:p>
          </table:table-cell>
          <table:table-cell/>
          <table:table-cell office:value-type="string">
            <text:p>Serge Lentz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proie pour l'ombre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petit galopin de nos corps</text:p>
          </table:table-cell>
          <table:table-cell/>
          <table:table-cell office:value-type="string">
            <text:p>Yves Navar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oi que j'aimais tant</text:p>
          </table:table-cell>
          <table:table-cell/>
          <table:table-cell office:value-type="string">
            <text:p>Mary Higgings Clark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Éloge des mères</text:p>
          </table:table-cell>
          <table:table-cell/>
          <table:table-cell office:value-type="string">
            <text:p>Edwige Antier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Noces de feu</text:p>
          </table:table-cell>
          <table:table-cell/>
          <table:table-cell office:value-type="string">
            <text:p>Ruth Rend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rois jours avant Noël</text:p>
          </table:table-cell>
          <table:table-cell/>
          <table:table-cell office:value-type="string">
            <text:p>Mary Higgings Clark et Carol Higgins Clark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L'envol</text:p>
          </table:table-cell>
          <table:table-cell office:value-type="string">
            <text:p>suivi de Panier de fruits</text:p>
          </table:table-cell>
          <table:table-cell office:value-type="string">
            <text:p>Philippe Delerm</text:p>
          </table:table-cell>
          <table:table-cell office:value-type="string">
            <text:p>Librio</text:p>
          </table:table-cell>
          <table:table-cell table:number-columns-repeated="250"/>
        </table:table-row>
        <table:table-row table:style-name="ro1">
          <table:table-cell office:value-type="string">
            <text:p>Les maîtres du pain</text:p>
          </table:table-cell>
          <table:table-cell/>
          <table:table-cell office:value-type="string">
            <text:p>Bernard Lenteric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venir de Bernadette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aute-Pierre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Grâce et dénuement</text:p>
          </table:table-cell>
          <table:table-cell/>
          <table:table-cell office:value-type="string">
            <text:p>Alice Ferney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soirée entre filles</text:p>
          </table:table-cell>
          <table:table-cell office:value-type="string">
            <text:p>Nouvelles</text:p>
          </table:table-cell>
          <table:table-cell/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Ripley s'amuse</text:p>
          </table:table-cell>
          <table:table-cell/>
          <table:table-cell office:value-type="string">
            <text:p>Patricia highsmith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Notre-Dame de Paris</text:p>
          </table:table-cell>
          <table:table-cell/>
          <table:table-cell office:value-type="string">
            <text:p>Victor Hugo</text:p>
          </table:table-cell>
          <table:table-cell office:value-type="string">
            <text:p>Flammarion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Vous verrez... vous m'aimerez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vie d'un bébé</text:p>
          </table:table-cell>
          <table:table-cell/>
          <table:table-cell office:value-type="string">
            <text:p>Weyergans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apa est parti maman aussi</text:p>
          </table:table-cell>
          <table:table-cell/>
          <table:table-cell office:value-type="string">
            <text:p>Remo Forlani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En toutes libertés</text:p>
          </table:table-cell>
          <table:table-cell/>
          <table:table-cell office:value-type="string">
            <text:p>Danielle Mitterand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carte pour l'enfer</text:p>
          </table:table-cell>
          <table:table-cell/>
          <table:table-cell office:value-type="string">
            <text:p>Miyabe Miyuki</text:p>
          </table:table-cell>
          <table:table-cell office:value-type="string">
            <text:p>Picquie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double mort de Linda</text:p>
          </table:table-cell>
          <table:table-cell/>
          <table:table-cell office:value-type="string">
            <text:p>Patricia MacDonal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Kramer contre Kramer</text:p>
          </table:table-cell>
          <table:table-cell/>
          <table:table-cell office:value-type="string">
            <text:p>Avery Corman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vchéri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Roman</text:p>
          </table:table-cell>
          <table:table-cell/>
          <table:table-cell office:value-type="string">
            <text:p>Polanski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bbé Pierre </text:p>
          </table:table-cell>
          <table:table-cell/>
          <table:table-cell office:value-type="string">
            <text:p>Pierre Lune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annah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écile, la Poison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laire et le bonheur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sprit de Famille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homme qui murmurait à l'oreille des chevaux</text:p>
          </table:table-cell>
          <table:table-cell/>
          <table:table-cell office:value-type="string">
            <text:p>Nicholas Evan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prix d'un enfant</text:p>
          </table:table-cell>
          <table:table-cell/>
          <table:table-cell office:value-type="string">
            <text:p>Marie-france Botte, Jean-Paul Mari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rue est mon église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Qui c'est ce garçon</text:p>
          </table:table-cell>
          <table:table-cell/>
          <table:table-cell office:value-type="string">
            <text:p>Nicole de Buron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valse du diable</text:p>
          </table:table-cell>
          <table:table-cell/>
          <table:table-cell office:value-type="string">
            <text:p>Jonathan Kellerma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émoire des cèdres</text:p>
          </table:table-cell>
          <table:table-cell/>
          <table:table-cell office:value-type="string">
            <text:p>Jacqueline Massbki et François Pore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érémonies barbares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grands détectives n'ont pas froid aux yeux</text:p>
          </table:table-cell>
          <table:table-cell/>
          <table:table-cell office:value-type="string">
            <text:p>Nishimura Kyôtarô</text:p>
          </table:table-cell>
          <table:table-cell office:value-type="string">
            <text:p>Picquie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routes de Pékin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Évadés de la vie</text:p>
          </table:table-cell>
          <table:table-cell/>
          <table:table-cell office:value-type="string">
            <text:p>Bruno Bettelheim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ans les mains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'inconnu du Nord-Express</text:p>
          </table:table-cell>
          <table:table-cell/>
          <table:table-cell office:value-type="string">
            <text:p>Patricia Highsmith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Des jeunes y entrent, des fauves en sortent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peine d'exception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Mort d'un expert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s heures</text:p>
          </table:table-cell>
          <table:table-cell/>
          <table:table-cell office:value-type="string">
            <text:p>Michael Cunnigham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 comme Sottise</text:p>
          </table:table-cell>
          <table:table-cell/>
          <table:table-cell office:value-type="string">
            <text:p>Jean-Paul Lacroix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ttres volées</text:p>
          </table:table-cell>
          <table:table-cell/>
          <table:table-cell office:value-type="string">
            <text:p>Gérard Depardieu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Nous allions vers les beaux jours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bûcher des vanités</text:p>
          </table:table-cell>
          <table:table-cell/>
          <table:table-cell office:value-type="string">
            <text:p>Tom Wolf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neiges du Kilimandjaro</text:p>
          </table:table-cell>
          <table:table-cell office:value-type="string">
            <text:p>suivi de Dix indiens</text:p>
          </table:table-cell>
          <table:table-cell office:value-type="string">
            <text:p>Hemingway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ferme africaine</text:p>
          </table:table-cell>
          <table:table-cell/>
          <table:table-cell office:value-type="string">
            <text:p>Karen Blixe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Rendez-vous avec mon fils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homme qui marchait dans sa tête</text:p>
          </table:table-cell>
          <table:table-cell/>
          <table:table-cell office:value-type="string">
            <text:p>Patrick Seg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venturier de l'amour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Ne le dis à personne</text:p>
          </table:table-cell>
          <table:table-cell/>
          <table:table-cell office:value-type="string">
            <text:p>Harlan Cobe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s quatre Évangiles</text:p>
          </table:table-cell>
          <table:table-cell table:number-columns-repeated="2"/>
          <table:table-cell office:value-type="string">
            <text:p>Desclee de Brouwe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fils du pauvre</text:p>
          </table:table-cell>
          <table:table-cell/>
          <table:table-cell office:value-type="string">
            <text:p>Mouloud Feraoun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rafic d'or sous les Tang</text:p>
          </table:table-cell>
          <table:table-cell/>
          <table:table-cell office:value-type="string">
            <text:p>Robert Van Gulik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Un étranger dans la maison</text:p>
          </table:table-cell>
          <table:table-cell/>
          <table:table-cell office:value-type="string">
            <text:p>Patricia MacDonal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'île des morts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Par action et par omission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A visage couvert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pavillon des enfants fous</text:p>
          </table:table-cell>
          <table:table-cell/>
          <table:table-cell office:value-type="string">
            <text:p>Valérie Valè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prêtre chez les loubards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mots pour le dire</text:p>
          </table:table-cell>
          <table:table-cell/>
          <table:table-cell office:value-type="string">
            <text:p>Marie Cardin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femme pressée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petite marchande de prose</text:p>
          </table:table-cell>
          <table:table-cell/>
          <table:table-cell office:value-type="string">
            <text:p>Daniel Pennac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érémonies barbares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Kennedy et moi</text:p>
          </table:table-cell>
          <table:table-cell/>
          <table:table-cell office:value-type="string">
            <text:p>Jean-Paul Dubois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istoires qui riment avec crime</text:p>
          </table:table-cell>
          <table:table-cell/>
          <table:table-cell office:value-type="string">
            <text:p>Alfred Hitchcock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carte du monde</text:p>
          </table:table-cell>
          <table:table-cell office:value-type="string">
            <text:p>Comment continuer à vivre après la mort accidentelle d'une enfant</text:p>
          </table:table-cell>
          <table:table-cell office:value-type="string">
            <text:p>Jane Hamilto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scaphandre et le papillon</text:p>
          </table:table-cell>
          <table:table-cell/>
          <table:table-cell office:value-type="string">
            <text:p>Jean-Dominique Bauby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al d'enfant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s vendanges tardives</text:p>
          </table:table-cell>
          <table:table-cell/>
          <table:table-cell office:value-type="string">
            <text:p>Françoise Dori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emme sous surveillance</text:p>
          </table:table-cell>
          <table:table-cell/>
          <table:table-cell office:value-type="string">
            <text:p>Patricia MacDonal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Pause-café, pause-tendresse</text:p>
          </table:table-cell>
          <table:table-cell/>
          <table:table-cell office:value-type="string">
            <text:p>Georges Coulong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llons z'enfants</text:p>
          </table:table-cell>
          <table:table-cell/>
          <table:table-cell office:value-type="string">
            <text:p>Yves Gibeau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stMortem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cercle de la croix</text:p>
          </table:table-cell>
          <table:table-cell/>
          <table:table-cell office:value-type="string">
            <text:p>Iain Pear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space d'une vie</text:p>
          </table:table-cell>
          <table:table-cell/>
          <table:table-cell office:value-type="string">
            <text:p>Barbara Taylor Bradfo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’Âme enchantée</text:p>
          </table:table-cell>
          <table:table-cell/>
          <table:table-cell office:value-type="string">
            <text:p>Romain Rolla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pommes d'or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sprit de famille</text:p>
          </table:table-cell>
          <table:table-cell office:value-type="string">
            <text:p>Cécile et son amour</text:p>
          </table:table-cell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cheval de vent</text:p>
          </table:table-cell>
          <table:table-cell/>
          <table:table-cell office:value-type="string">
            <text:p>Patrick Seg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Fête des mères</text:p>
          </table:table-cell>
          <table:table-cell/>
          <table:table-cell office:value-type="string">
            <text:p>Yves Navar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eurtres à Badger's Dritt</text:p>
          </table:table-cell>
          <table:table-cell/>
          <table:table-cell office:value-type="string">
            <text:p>Caroline Graham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.e Parfum</text:p>
          </table:table-cell>
          <table:table-cell office:value-type="string">
            <text:p>Histoire d'un meurtrier</text:p>
          </table:table-cell>
          <table:table-cell office:value-type="string">
            <text:p>Patrick Süski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pigeon</text:p>
          </table:table-cell>
          <table:table-cell/>
          <table:table-cell office:value-type="string">
            <text:p>Patrick Süski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ttres d'Amour d'un soldat de vingt ans</text:p>
          </table:table-cell>
          <table:table-cell/>
          <table:table-cell office:value-type="string">
            <text:p>Jacques Higel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nsieur Papa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Va où ton cœur te porte</text:p>
          </table:table-cell>
          <table:table-cell/>
          <table:table-cell office:value-type="string">
            <text:p>Susanna Tamaro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bébé est un combat</text:p>
          </table:table-cell>
          <table:table-cell/>
          <table:table-cell office:value-type="string">
            <text:p>Bernard Martino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inspecteur Ghote mène la croisade</text:p>
          </table:table-cell>
          <table:table-cell/>
          <table:table-cell office:value-type="string">
            <text:p>HRF Keating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ssue fatale</text:p>
          </table:table-cell>
          <table:table-cell/>
          <table:table-cell office:value-type="string">
            <text:p>Bellema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journal de Zlata</text:p>
          </table:table-cell>
          <table:table-cell/>
          <table:table-cell office:value-type="string">
            <text:p>Zlata Filipopovic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visage de l'ennemi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ernière chance</text:p>
          </table:table-cell>
          <table:table-cell/>
          <table:table-cell office:value-type="string">
            <text:p>Philip M. Margoli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fille que j'ai abandonnée</text:p>
          </table:table-cell>
          <table:table-cell/>
          <table:table-cell office:value-type="string">
            <text:p>Shûsaku Endô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nstinct mortel</text:p>
          </table:table-cell>
          <table:table-cell/>
          <table:table-cell office:value-type="string">
            <text:p>Bellema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J'en ai rêvé tu sais</text:p>
          </table:table-cell>
          <table:table-cell/>
          <table:table-cell office:value-type="string">
            <text:p>Patrick seg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saisons de la nuit</text:p>
          </table:table-cell>
          <table:table-cell/>
          <table:table-cell office:value-type="string">
            <text:p>Colum McCann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clé sur la porte</text:p>
          </table:table-cell>
          <table:table-cell/>
          <table:table-cell office:value-type="string">
            <text:p>Marie Cardin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cité de la joie</text:p>
          </table:table-cell>
          <table:table-cell/>
          <table:table-cell office:value-type="string">
            <text:p>Dominique Lapier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jardin du passé</text:p>
          </table:table-cell>
          <table:table-cell/>
          <table:table-cell office:value-type="string">
            <text:p>naguib Mahfouz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Vive l’hôpital</text:p>
          </table:table-cell>
          <table:table-cell/>
          <table:table-cell office:value-type="string">
            <text:p>monique Brossard-Le gra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icroserfs</text:p>
          </table:table-cell>
          <table:table-cell/>
          <table:table-cell office:value-type="string">
            <text:p>Douglas Coupland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nima mundi</text:p>
          </table:table-cell>
          <table:table-cell/>
          <table:table-cell office:value-type="string">
            <text:p>Susanna Tamaro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sac de billes</text:p>
          </table:table-cell>
          <table:table-cell/>
          <table:table-cell office:value-type="string">
            <text:p>Joseph Joffo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orruptions</text:p>
          </table:table-cell>
          <table:table-cell/>
          <table:table-cell office:value-type="string">
            <text:p>Colin Harriso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mi retrouvé</text:p>
          </table:table-cell>
          <table:table-cell/>
          <table:table-cell office:value-type="string">
            <text:p>Fred Uhlma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ans les bras du vent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iteuf</text:p>
          </table:table-cell>
          <table:table-cell office:value-type="string">
            <text:p>Les filles c'est nul</text:p>
          </table:table-cell>
          <table:table-cell office:value-type="string">
            <text:p>Zep</text:p>
          </table:table-cell>
          <table:table-cell office:value-type="string">
            <text:p>Biblitohèque ros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Je voudrais que quelqu'un m'attende quelque part</text:p>
          </table:table-cell>
          <table:table-cell/>
          <table:table-cell office:value-type="string">
            <text:p>Anna Gavalda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sang des Atrides</text:p>
          </table:table-cell>
          <table:table-cell/>
          <table:table-cell office:value-type="string">
            <text:p>Pierre Magna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fichiers batch sous Ms-Dos</text:p>
          </table:table-cell>
          <table:table-cell/>
          <table:table-cell office:value-type="string">
            <text:p>Franck Lohéac</text:p>
          </table:table-cell>
          <table:table-cell office:value-type="string">
            <text:p>Marabou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viol du silence</text:p>
          </table:table-cell>
          <table:table-cell/>
          <table:table-cell office:value-type="string">
            <text:p>Eva Thomas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palais du désir</text:p>
          </table:table-cell>
          <table:table-cell/>
          <table:table-cell office:value-type="string">
            <text:p>Naguib Mahfouz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ébé bleu</text:p>
          </table:table-cell>
          <table:table-cell/>
          <table:table-cell office:value-type="string">
            <text:p>Véronique Jade</text:p>
          </table:table-cell>
          <table:table-cell office:value-type="string">
            <text:p>Albin Michel</text:p>
          </table:table-cell>
          <table:table-cell table:number-columns-repeated="250"/>
        </table:table-row>
        <table:table-row table:style-name="ro1">
          <table:table-cell office:value-type="string">
            <text:p>La tête dans le carton à chapeaux</text:p>
          </table:table-cell>
          <table:table-cell/>
          <table:table-cell office:value-type="string">
            <text:p>Mark Childres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Escalier C</text:p>
          </table:table-cell>
          <table:table-cell/>
          <table:table-cell office:value-type="string">
            <text:p>Elvire Murai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neige tombait sur les cèdres</text:p>
          </table:table-cell>
          <table:table-cell office:value-type="string">
            <text:p>Suivi de Jardins d’Éden, Le vieux</text:p>
          </table:table-cell>
          <table:table-cell office:value-type="string">
            <text:p>David Guterson</text:p>
          </table:table-cell>
          <table:table-cell table:number-columns-repeated="251"/>
        </table:table-row>
        <table:table-row table:style-name="ro1">
          <table:table-cell office:value-type="string">
            <text:p>Martial Rieupeyroux Maître d'école</text:p>
          </table:table-cell>
          <table:table-cell/>
          <table:table-cell office:value-type="string">
            <text:p>Daniel Borzeix</text:p>
          </table:table-cell>
          <table:table-cell table:number-columns-repeated="251"/>
        </table:table-row>
        <table:table-row table:style-name="ro1">
          <table:table-cell office:value-type="string">
            <text:p>Une seconde chance</text:p>
          </table:table-cell>
          <table:table-cell/>
          <table:table-cell office:value-type="string">
            <text:p>Kristin Hannah</text:p>
          </table:table-cell>
          <table:table-cell table:number-columns-repeated="251"/>
        </table:table-row>
        <table:table-row table:style-name="ro1">
          <table:table-cell office:value-type="string">
            <text:p>Je suis une coccinelle</text:p>
          </table:table-cell>
          <table:table-cell/>
          <table:table-cell office:value-type="string">
            <text:p>Daisaburo Okumoto, Toraji Ishibe</text:p>
          </table:table-cell>
          <table:table-cell table:number-columns-repeated="251"/>
        </table:table-row>
        <table:table-row table:style-name="ro1">
          <table:table-cell office:value-type="string">
            <text:p>Le meurtre de la falaise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table:number-columns-repeated="250"/>
        </table:table-row>
        <table:table-row table:style-name="ro1">
          <table:table-cell office:value-type="string">
            <text:p>Les mots qui tuent</text:p>
          </table:table-cell>
          <table:table-cell/>
          <table:table-cell office:value-type="string">
            <text:p>Martha Grime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courriers de la mort</text:p>
          </table:table-cell>
          <table:table-cell/>
          <table:table-cell office:value-type="string">
            <text:p>Pierre Magna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firme</text:p>
          </table:table-cell>
          <table:table-cell/>
          <table:table-cell office:value-type="string">
            <text:p>John Grisham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liste de Schindler</text:p>
          </table:table-cell>
          <table:table-cell/>
          <table:table-cell office:value-type="string">
            <text:p>Thomas Keneally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e=mc2 mon amour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eux amants</text:p>
          </table:table-cell>
          <table:table-cell/>
          <table:table-cell office:value-type="string">
            <text:p>Patrick Poivre d'Arvor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vents du temps</text:p>
          </table:table-cell>
          <table:table-cell/>
          <table:table-cell office:value-type="string">
            <text:p>Chad Oliver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sieste assassinée</text:p>
          </table:table-cell>
          <table:table-cell/>
          <table:table-cell office:value-type="string">
            <text:p>Philippe Delerm</text:p>
          </table:table-cell>
          <table:table-cell office:value-type="string">
            <text:p>L'arpenteu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cicatrice</text:p>
          </table:table-cell>
          <table:table-cell/>
          <table:table-cell office:value-type="string">
            <text:p>Bruce Lowery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eux qui savent comprendront</text:p>
          </table:table-cell>
          <table:table-cell/>
          <table:table-cell office:value-type="string">
            <text:p>Anna Gavalda</text:p>
          </table:table-cell>
          <table:table-cell office:value-type="string">
            <text:p>Le dilettant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petite fille au bout du chemin</text:p>
          </table:table-cell>
          <table:table-cell/>
          <table:table-cell office:value-type="string">
            <text:p>Laird Koenig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nthologie du Mystère</text:p>
          </table:table-cell>
          <table:table-cell/>
          <table:table-cell office:value-type="string">
            <text:p>Jacques Baudou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emme réconciliée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appartement à New-York</text:p>
          </table:table-cell>
          <table:table-cell/>
          <table:table-cell office:value-type="string">
            <text:p>Jane Smiley</text:p>
          </table:table-cell>
          <table:table-cell office:value-type="string">
            <text:p>Rivage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aigrissons ensemble</text:p>
          </table:table-cell>
          <table:table-cell/>
          <table:table-cell office:value-type="string">
            <text:p>Sonia Dubois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auvaise mère</text:p>
          </table:table-cell>
          <table:table-cell/>
          <table:table-cell office:value-type="string">
            <text:p>AM Home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Enquête dans le brouillard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istoire à vous couper le souffle</text:p>
          </table:table-cell>
          <table:table-cell/>
          <table:table-cell office:value-type="string">
            <text:p>Alfred Hitchcock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eurtre dans un fauteuil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impératrice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spérance aux mains nues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aison du jeune homme seul</text:p>
          </table:table-cell>
          <table:table-cell/>
          <table:table-cell office:value-type="string">
            <text:p>Patrick Besso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roisière</text:p>
          </table:table-cell>
          <table:table-cell/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actes des apôtres aux hommes d'aujourd'hui</text:p>
          </table:table-cell>
          <table:table-cell/>
          <table:table-cell office:value-type="string">
            <text:p>Pierre de Beaumonr</text:p>
          </table:table-cell>
          <table:table-cell office:value-type="string">
            <text:p>Fayard - Mam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femmes de ma vie</text:p>
          </table:table-cell>
          <table:table-cell/>
          <table:table-cell office:value-type="string">
            <text:p>Patrick poivre d'Arvo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es cornichons au chocolat</text:p>
          </table:table-cell>
          <table:table-cell/>
          <table:table-cell office:value-type="string">
            <text:p>Stéphani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âme enchantée</text:p>
          </table:table-cell>
          <table:table-cell office:value-type="string">
            <text:p>tome2</text:p>
          </table:table-cell>
          <table:table-cell office:value-type="string">
            <text:p>Romain Rolla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traversée du miroir</text:p>
          </table:table-cell>
          <table:table-cell/>
          <table:table-cell office:value-type="string">
            <text:p>Patrick poivre d'Arvo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aventures de Huckleberry Finn</text:p>
          </table:table-cell>
          <table:table-cell/>
          <table:table-cell office:value-type="string">
            <text:p>Mark Twa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petits pas de l'amour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mort sans nom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été masquée</text:p>
          </table:table-cell>
          <table:table-cell/>
          <table:table-cell office:value-type="string">
            <text:p>Madeleine Chapsal</text:p>
          </table:table-cell>
          <table:table-cell/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nuit où Ben eut chaud</text:p>
          </table:table-cell>
          <table:table-cell/>
          <table:table-cell office:value-type="string">
            <text:p>Yann Queffélec</text:p>
          </table:table-cell>
          <table:table-cell table:number-columns-repeated="251"/>
        </table:table-row>
        <table:table-row table:style-name="ro1">
          <table:table-cell office:value-type="string">
            <text:p>Mon premier romain d'amour</text:p>
          </table:table-cell>
          <table:table-cell/>
          <table:table-cell office:value-type="string">
            <text:p>Daniel Picouly</text:p>
          </table:table-cell>
          <table:table-cell table:number-columns-repeated="251"/>
        </table:table-row>
        <table:table-row table:style-name="ro1">
          <table:table-cell office:value-type="string">
            <text:p>Le figuier</text:p>
          </table:table-cell>
          <table:table-cell/>
          <table:table-cell office:value-type="string">
            <text:p>Dan Franck</text:p>
          </table:table-cell>
          <table:table-cell table:number-columns-repeated="251"/>
        </table:table-row>
        <table:table-row table:style-name="ro1">
          <table:table-cell office:value-type="string">
            <text:p>Lucie ou le bel été</text:p>
          </table:table-cell>
          <table:table-cell/>
          <table:table-cell office:value-type="string">
            <text:p>Régine Deforges</text:p>
          </table:table-cell>
          <table:table-cell table:number-columns-repeated="251"/>
        </table:table-row>
        <table:table-row table:style-name="ro1">
          <table:table-cell office:value-type="string">
            <text:p>La mort pour voisine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émoire dans la peau</text:p>
          </table:table-cell>
          <table:table-cell/>
          <table:table-cell office:value-type="string">
            <text:p>Robert Ludlum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ervice funèbre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rt à Jéricho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nuit des enfants rois</text:p>
          </table:table-cell>
          <table:table-cell/>
          <table:table-cell office:value-type="string">
            <text:p>Bernard Lenteric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l ne restera que poussière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mme de discorde</text:p>
          </table:table-cell>
          <table:table-cell/>
          <table:table-cell office:value-type="string">
            <text:p>Jennifer Row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rose noire</text:p>
          </table:table-cell>
          <table:table-cell/>
          <table:table-cell office:value-type="string">
            <text:p>Philip M. Margoli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liste des sept</text:p>
          </table:table-cell>
          <table:table-cell/>
          <table:table-cell office:value-type="string">
            <text:p>Mark Frost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On est pas sérieux quand on a 17 ans</text:p>
          </table:table-cell>
          <table:table-cell/>
          <table:table-cell office:value-type="string">
            <text:p>Barbara Samso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Remords secrets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Gagner en famille</text:p>
          </table:table-cell>
          <table:table-cell/>
          <table:table-cell office:value-type="string">
            <text:p>Muriel Jame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douceur de l'exil</text:p>
          </table:table-cell>
          <table:table-cell/>
          <table:table-cell office:value-type="string">
            <text:p>Alison McLeay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rdoc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ssession</text:p>
          </table:table-cell>
          <table:table-cell/>
          <table:table-cell office:value-type="string">
            <text:p>Bellema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uisine sanglante</text:p>
          </table:table-cell>
          <table:table-cell/>
          <table:table-cell office:value-type="string">
            <text:p>Minette Walter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'est quoi l'intelligence</text:p>
          </table:table-cell>
          <table:table-cell/>
          <table:table-cell office:value-type="string">
            <text:p>Albert Jacquard</text:p>
          </table:table-cell>
          <table:table-cell office:value-type="string">
            <text:p>Petit 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rop jeune pour toi</text:p>
          </table:table-cell>
          <table:table-cell/>
          <table:table-cell office:value-type="string">
            <text:p>Joanna Trolllop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nom de la rose </text:p>
          </table:table-cell>
          <table:table-cell/>
          <table:table-cell office:value-type="string">
            <text:p>Umberto Eco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ffaire pélican</text:p>
          </table:table-cell>
          <table:table-cell/>
          <table:table-cell office:value-type="string">
            <text:p>John Grisham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Kate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aison aux escaliers</text:p>
          </table:table-cell>
          <table:table-cell/>
          <table:table-cell office:value-type="string">
            <text:p>Ruth Rend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emme heureuse</text:p>
          </table:table-cell>
          <table:table-cell/>
          <table:table-cell office:value-type="string">
            <text:p>Madeleine Chapsa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droits du couple </text:p>
          </table:table-cell>
          <table:table-cell/>
          <table:table-cell office:value-type="string">
            <text:p>Béatrice Cakiroglu</text:p>
          </table:table-cell>
          <table:table-cell office:value-type="string">
            <text:p>j'ai lu</text:p>
          </table:table-cell>
          <table:table-cell office:value-type="string">
            <text:p>p</text:p>
          </table:table-cell>
          <table:table-cell table:number-columns-repeated="249"/>
        </table:table-row>
        <table:table-row table:style-name="ro1">
          <table:table-cell office:value-type="string">
            <text:p>Tous les dragons de notre vie</text:p>
          </table:table-cell>
          <table:table-cell/>
          <table:table-cell office:value-type="string">
            <text:p>Guillemette de Sairigné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Obsession mortelle</text:p>
          </table:table-cell>
          <table:table-cell/>
          <table:table-cell office:value-type="string">
            <text:p>Michael Weawer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Vertiges</text:p>
          </table:table-cell>
          <table:table-cell/>
          <table:table-cell office:value-type="string">
            <text:p>Robin Coo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emme</text:p>
          </table:table-cell>
          <table:table-cell/>
          <table:table-cell office:value-type="string">
            <text:p>Anne Delbé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quatre vérités</text:p>
          </table:table-cell>
          <table:table-cell/>
          <table:table-cell office:value-type="string">
            <text:p>Rosellen Brow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istoire fascinantes</text:p>
          </table:table-cell>
          <table:table-cell/>
          <table:table-cell office:value-type="string">
            <text:p>alfred Hitchcock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enfant pour un autre</text:p>
          </table:table-cell>
          <table:table-cell/>
          <table:table-cell office:value-type="string">
            <text:p>ruth Rend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troubles scolaires</text:p>
          </table:table-cell>
          <table:table-cell/>
          <table:table-cell office:value-type="string">
            <text:p>Alfred Tomati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ijoux de famille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n école buissonnière</text:p>
          </table:table-cell>
          <table:table-cell/>
          <table:table-cell office:value-type="string">
            <text:p>Arthur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ouillon de poulet pour l'âme</text:p>
          </table:table-cell>
          <table:table-cell/>
          <table:table-cell office:value-type="string">
            <text:p>Jack Canfield, Mark Victor Hansen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 nous deux Manhattan</text:p>
          </table:table-cell>
          <table:table-cell/>
          <table:table-cell office:value-type="string">
            <text:p>Judith Krantz</text:p>
          </table:table-cell>
          <table:table-cell office:value-type="string">
            <text:p>Bellefond</text:p>
          </table:table-cell>
          <table:table-cell table:number-columns-repeated="250"/>
        </table:table-row>
        <table:table-row table:style-name="ro1">
          <table:table-cell office:value-type="string">
            <text:p>Reproduction interdite</text:p>
          </table:table-cell>
          <table:table-cell/>
          <table:table-cell office:value-type="string">
            <text:p>Jean-Michel Truong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La dame de Berlin</text:p>
          </table:table-cell>
          <table:table-cell/>
          <table:table-cell office:value-type="string">
            <text:p>Franck et Vautrin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Les moissons délaissées</text:p>
          </table:table-cell>
          <table:table-cell/>
          <table:table-cell office:value-type="string">
            <text:p>Jean-Guy Soumy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Comtes populaires et légendes du Languedoc et du Roussillon</text:p>
          </table:table-cell>
          <table:table-cell table:number-columns-repeated="2"/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La cité de pierre</text:p>
          </table:table-cell>
          <table:table-cell/>
          <table:table-cell office:value-type="string">
            <text:p>Mitchel Smith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Les noces barbares</text:p>
          </table:table-cell>
          <table:table-cell/>
          <table:table-cell office:value-type="string">
            <text:p>Yann Queffélec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rt d'une garce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filles de Cain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rtée disparue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aladie de Sachs</text:p>
          </table:table-cell>
          <table:table-cell/>
          <table:table-cell office:value-type="string">
            <text:p>Martin Winckler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certain goût pour la mort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nfant qui ne pleurait pas</text:p>
          </table:table-cell>
          <table:table-cell/>
          <table:table-cell office:value-type="string">
            <text:p>Torey L. Hayden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étudiant étranger</text:p>
          </table:table-cell>
          <table:table-cell/>
          <table:table-cell office:value-type="string">
            <text:p>Philippe Labro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mésaventures de Minty Malone</text:p>
          </table:table-cell>
          <table:table-cell/>
          <table:table-cell office:value-type="string">
            <text:p>Isabel Wolff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hambre froide</text:p>
          </table:table-cell>
          <table:table-cell/>
          <table:table-cell office:value-type="string">
            <text:p>Minette Walter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nfant qui ne parlait pas</text:p>
          </table:table-cell>
          <table:table-cell/>
          <table:table-cell office:value-type="string">
            <text:p>Torey Hayde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Non coupable</text:p>
          </table:table-cell>
          <table:table-cell/>
          <table:table-cell office:value-type="string">
            <text:p>John Grisham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i on me touche, je n'existe plus</text:p>
          </table:table-cell>
          <table:table-cell office:value-type="string">
            <text:p>Le témoignage exceptionnel d'une jeune autiste</text:p>
          </table:table-cell>
          <table:table-cell office:value-type="string">
            <text:p>Donna Williams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nterdit d'enfance</text:p>
          </table:table-cell>
          <table:table-cell/>
          <table:table-cell office:value-type="string">
            <text:p>Marie-Claire et Gilles de Maistre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Grégoire</text:p>
          </table:table-cell>
          <table:table-cell office:value-type="string">
            <text:p>Le livret de famille</text:p>
          </table:table-cell>
          <table:table-cell office:value-type="string">
            <text:p>Ludovic Massé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riz et la mousson</text:p>
          </table:table-cell>
          <table:table-cell/>
          <table:table-cell office:value-type="string">
            <text:p>Kamala Markandaya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as si bêtes</text:p>
          </table:table-cell>
          <table:table-cell/>
          <table:table-cell office:value-type="string">
            <text:p>Docteur Marie-Claude Momsel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3">
          <table:table-cell office:value-type="string">
            <text:p>Zem zem mon enfant d’Éthiopie</text:p>
          </table:table-cell>
          <table:table-cell/>
          <table:table-cell office:value-type="string">
            <text:p>Monique Brossard-Le gra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Résonances...</text:p>
          </table:table-cell>
          <table:table-cell/>
          <table:table-cell office:value-type="string">
            <text:p>Minette Walter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Je suis l'argile</text:p>
          </table:table-cell>
          <table:table-cell/>
          <table:table-cell office:value-type="string">
            <text:p>Chaïm Poto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ttention les enfants regardent</text:p>
          </table:table-cell>
          <table:table-cell/>
          <table:table-cell office:value-type="string">
            <text:p>Laird Koenig et Peter L. Dixo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vec mon aube et mes santiags</text:p>
          </table:table-cell>
          <table:table-cell/>
          <table:table-cell office:value-type="string">
            <text:p>Guy Gilbe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meurtres de la Tamise</text:p>
          </table:table-cell>
          <table:table-cell/>
          <table:table-cell office:value-type="string">
            <text:p>P.D. James et T.A. Critchley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enfants du crépuscule</text:p>
          </table:table-cell>
          <table:table-cell/>
          <table:table-cell office:value-type="string">
            <text:p>Serge Brussolo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merveilleux voyage de Nils Holgersson à travers la Suède</text:p>
          </table:table-cell>
          <table:table-cell/>
          <table:table-cell office:value-type="string">
            <text:p>Selma Lagerlöf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ogre de Rostov</text:p>
          </table:table-cell>
          <table:table-cell/>
          <table:table-cell office:value-type="string">
            <text:p>Robert Cullen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aîtresse au piquet</text:p>
          </table:table-cell>
          <table:table-cell/>
          <table:table-cell office:value-type="string">
            <text:p>Jean Anglad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istoire à vous mettre K.-O.</text:p>
          </table:table-cell>
          <table:table-cell/>
          <table:table-cell office:value-type="string">
            <text:p>Alfred Hitchcock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ille de rêve</text:p>
          </table:table-cell>
          <table:table-cell/>
          <table:table-cell office:value-type="string">
            <text:p>Thomas Perry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homme qui voulait vivre sa vie</text:p>
          </table:table-cell>
          <table:table-cell/>
          <table:table-cell office:value-type="string">
            <text:p>Douglas Kennedy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our solde de tout compte</text:p>
          </table:table-cell>
          <table:table-cell/>
          <table:table-cell office:value-type="string">
            <text:p>Elizabeth George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a neige en deuil</text:p>
          </table:table-cell>
          <table:table-cell/>
          <table:table-cell office:value-type="string">
            <text:p>Henri Troyat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rts en eaux troubles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Tête de turc</text:p>
          </table:table-cell>
          <table:table-cell/>
          <table:table-cell office:value-type="string">
            <text:p>Günter Wallraff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l n'y a pas de drogués heureux</text:p>
          </table:table-cell>
          <table:table-cell/>
          <table:table-cell office:value-type="string">
            <text:p>Docteur Olivenste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mort dans la peau</text:p>
          </table:table-cell>
          <table:table-cell/>
          <table:table-cell office:value-type="string">
            <text:p>Robert Ludlum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heure du braconnier</text:p>
          </table:table-cell>
          <table:table-cell/>
          <table:table-cell office:value-type="string">
            <text:p>Gilbert Bordes</text:p>
          </table:table-cell>
          <table:table-cell office:value-type="string">
            <text:p>Pocke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diabologues et autres inventions à deux voix</text:p>
          </table:table-cell>
          <table:table-cell/>
          <table:table-cell office:value-type="string">
            <text:p>Roland Dubillard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hienne de vie je t'aime</text:p>
          </table:table-cell>
          <table:table-cell/>
          <table:table-cell office:value-type="string">
            <text:p>Monique Brossard-Le gran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vie ripolin</text:p>
          </table:table-cell>
          <table:table-cell/>
          <table:table-cell office:value-type="string">
            <text:p>Jean Vautr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enfants de l'aube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ar vents et marées</text:p>
          </table:table-cell>
          <table:table-cell/>
          <table:table-cell office:value-type="string">
            <text:p>Alison McLeay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séquence des corps</text:p>
          </table:table-cell>
          <table:table-cell/>
          <table:table-cell office:value-type="string">
            <text:p>Patricia Cornwell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sorgho rouge</text:p>
          </table:table-cell>
          <table:table-cell/>
          <table:table-cell office:value-type="string">
            <text:p>Ya Ding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ans retour</text:p>
          </table:table-cell>
          <table:table-cell/>
          <table:table-cell office:value-type="string">
            <text:p>Patricia MacDonal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Vent d'Est, vent d'Ouest</text:p>
          </table:table-cell>
          <table:table-cell/>
          <table:table-cell office:value-type="string">
            <text:p>Pearl Buc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e folie meurtrière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a meurtrière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Au matin des nuages d'or</text:p>
          </table:table-cell>
          <table:table-cell/>
          <table:table-cell office:value-type="string">
            <text:p>Daphne Wrigh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ccroc</text:p>
          </table:table-cell>
          <table:table-cell/>
          <table:table-cell office:value-type="string">
            <text:p>Carol Higgings Clar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a fiancée du Lac</text:p>
          </table:table-cell>
          <table:table-cell/>
          <table:table-cell office:value-type="string">
            <text:p>Philippe Porée-Kurr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guetteur immobile</text:p>
          </table:table-cell>
          <table:table-cell/>
          <table:table-cell office:value-type="string">
            <text:p>Claire Bonnafé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porte du fond</text:p>
          </table:table-cell>
          <table:table-cell/>
          <table:table-cell office:value-type="string">
            <text:p>Christiane Rochefor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lus grands que l'amour</text:p>
          </table:table-cell>
          <table:table-cell/>
          <table:table-cell office:value-type="string">
            <text:p>Dominique Lapierre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ras-le-bol des super Women</text:p>
          </table:table-cell>
          <table:table-cell/>
          <table:table-cell office:value-type="string">
            <text:p>Michèle Fitoussi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double vie d'Arsène Lupin</text:p>
          </table:table-cell>
          <table:table-cell/>
          <table:table-cell office:value-type="string">
            <text:p>Maurice Leblanc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eurtres en blouse blanche</text:p>
          </table:table-cell>
          <table:table-cell/>
          <table:table-cell office:value-type="string">
            <text:p>P.D. James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Petite sœur</text:p>
          </table:table-cell>
          <table:table-cell/>
          <table:table-cell office:value-type="string">
            <text:p>Patricia MacDonal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vieux qui lisait des romans d'amour</text:p>
          </table:table-cell>
          <table:table-cell/>
          <table:table-cell office:value-type="string">
            <text:p>Luis Sépulveda</text:p>
          </table:table-cell>
          <table:table-cell office:value-type="string">
            <text:p>Métailié</text:p>
          </table:table-cell>
          <table:table-cell table:number-columns-repeated="250"/>
        </table:table-row>
        <table:table-row table:style-name="ro1">
          <table:table-cell office:value-type="string">
            <text:p>La part de la mère</text:p>
          </table:table-cell>
          <table:table-cell/>
          <table:table-cell office:value-type="string">
            <text:p>Geneviève Delaisi</text:p>
          </table:table-cell>
          <table:table-cell office:value-type="string">
            <text:p>odile Jacob</text:p>
          </table:table-cell>
          <table:table-cell table:number-columns-repeated="250"/>
        </table:table-row>
        <table:table-row table:style-name="ro1">
          <table:table-cell office:value-type="string">
            <text:p>Contes à guérir Contes à grandir</text:p>
          </table:table-cell>
          <table:table-cell/>
          <table:table-cell office:value-type="string">
            <text:p>Jacques Salomé</text:p>
          </table:table-cell>
          <table:table-cell office:value-type="string">
            <text:p>Albin Michel</text:p>
          </table:table-cell>
          <table:table-cell table:number-columns-repeated="250"/>
        </table:table-row>
        <table:table-row table:style-name="ro1">
          <table:table-cell office:value-type="string">
            <text:p>Un tissu de mensonges</text:p>
          </table:table-cell>
          <table:table-cell/>
          <table:table-cell office:value-type="string">
            <text:p>Jennifer Crusie</text:p>
          </table:table-cell>
          <table:table-cell office:value-type="string">
            <text:p>Presse de la cité</text:p>
          </table:table-cell>
          <table:table-cell office:value-type="string">
            <text:p>roman</text:p>
          </table:table-cell>
          <table:table-cell table:number-columns-repeated="249"/>
        </table:table-row>
        <table:table-row table:style-name="ro1">
          <table:table-cell office:value-type="string">
            <text:p>Mourir à 10 ans</text:p>
          </table:table-cell>
          <table:table-cell office:value-type="string">
            <text:p>suivi de la tentative du suicide</text:p>
          </table:table-cell>
          <table:table-cell office:value-type="string">
            <text:p>Claude Couderc</text:p>
          </table:table-cell>
          <table:table-cell office:value-type="string">
            <text:p>Fixot</text:p>
          </table:table-cell>
          <table:table-cell table:number-columns-repeated="250"/>
        </table:table-row>
        <table:table-row table:style-name="ro1">
          <table:table-cell office:value-type="string">
            <text:p>Et si je ne me réveillais pas</text:p>
          </table:table-cell>
          <table:table-cell/>
          <table:table-cell office:value-type="string">
            <text:p>Michelle Morris</text:p>
          </table:table-cell>
          <table:table-cell table:number-columns-repeated="251"/>
        </table:table-row>
        <table:table-row table:style-name="ro1">
          <table:table-cell office:value-type="string">
            <text:p>J'étais sa petite princesse...</text:p>
          </table:table-cell>
          <table:table-cell/>
          <table:table-cell office:value-type="string">
            <text:p>Nelly</text:p>
          </table:table-cell>
          <table:table-cell table:number-columns-repeated="251"/>
        </table:table-row>
        <table:table-row table:style-name="ro1">
          <table:table-cell office:value-type="string">
            <text:p>Les petits potages mécaniques</text:p>
          </table:table-cell>
          <table:table-cell/>
          <table:table-cell office:value-type="string">
            <text:p>Olivier Saladin</text:p>
          </table:table-cell>
          <table:table-cell office:value-type="string">
            <text:p>L'école de Brouwer</text:p>
          </table:table-cell>
          <table:table-cell table:number-columns-repeated="250"/>
        </table:table-row>
        <table:table-row table:style-name="ro1">
          <table:table-cell office:value-type="string">
            <text:p>Le gros dico des tout petits</text:p>
          </table:table-cell>
          <table:table-cell office:value-type="string">
            <text:p>3000 mots racontés par les enfants de A comme avion à Z comme zèbre</text:p>
          </table:table-cell>
          <table:table-cell office:value-type="string">
            <text:p>Claude-Alain Duhamel, Carole Balaz</text:p>
          </table:table-cell>
          <table:table-cell office:value-type="string">
            <text:p>JC Lattès</text:p>
          </table:table-cell>
          <table:table-cell table:number-columns-repeated="250"/>
        </table:table-row>
        <table:table-row table:style-name="ro1">
          <table:table-cell office:value-type="string">
            <text:p>Mourir à Francfort</text:p>
          </table:table-cell>
          <table:table-cell/>
          <table:table-cell office:value-type="string">
            <text:p>Hubert Monteihet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aroles de détenus</text:p>
          </table:table-cell>
          <table:table-cell table:number-columns-repeated="2"/>
          <table:table-cell office:value-type="string">
            <text:p>libr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J'aurais voulu être...</text:p>
          </table:table-cell>
          <table:table-cell/>
          <table:table-cell office:value-type="string">
            <text:p>Guy Sévigny</text:p>
          </table:table-cell>
          <table:table-cell office:value-type="string">
            <text:p>Editions de Mortagne</text:p>
          </table:table-cell>
          <table:table-cell table:number-columns-repeated="250"/>
        </table:table-row>
        <table:table-row table:style-name="ro1">
          <table:table-cell office:value-type="string">
            <text:p>T'es toi quand tu parles</text:p>
          </table:table-cell>
          <table:table-cell office:value-type="string">
            <text:p>Jalons pour une grammaire relationnelle</text:p>
          </table:table-cell>
          <table:table-cell office:value-type="string">
            <text:p>Jacques Salomé</text:p>
          </table:table-cell>
          <table:table-cell office:value-type="string">
            <text:p>Albin Michel</text:p>
          </table:table-cell>
          <table:table-cell table:number-columns-repeated="250"/>
        </table:table-row>
        <table:table-row table:style-name="ro1">
          <table:table-cell office:value-type="string">
            <text:p>Pourquoi pas nous ?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Mourir avant de n'être</text:p>
          </table:table-cell>
          <table:table-cell/>
          <table:table-cell office:value-type="string">
            <text:p>René Frydman, Muriel Flis-Trèves</text:p>
          </table:table-cell>
          <table:table-cell office:value-type="string">
            <text:p>Odile Jacob</text:p>
          </table:table-cell>
          <table:table-cell table:number-columns-repeated="250"/>
        </table:table-row>
        <table:table-row table:style-name="ro1">
          <table:table-cell office:value-type="string">
            <text:p>Le pouvoir de choisir</text:p>
          </table:table-cell>
          <table:table-cell office:value-type="string">
            <text:p>Un paradigme pour l'émergence d'une nouvelle conscience</text:p>
          </table:table-cell>
          <table:table-cell office:value-type="string">
            <text:p>Annie Marquier</text:p>
          </table:table-cell>
          <table:table-cell office:value-type="string">
            <text:p>Les éditions Universelles deu Verseau</text:p>
          </table:table-cell>
          <table:table-cell table:number-columns-repeated="250"/>
        </table:table-row>
        <table:table-row table:style-name="ro1">
          <table:table-cell office:value-type="string">
            <text:p>Pirates de l'informatique</text:p>
          </table:table-cell>
          <table:table-cell office:value-type="string">
            <text:p>Enquête sur les hackers français</text:p>
          </table:table-cell>
          <table:table-cell office:value-type="string">
            <text:p>Philippe Blanchard</text:p>
          </table:table-cell>
          <table:table-cell office:value-type="string">
            <text:p>Addison Wesley</text:p>
          </table:table-cell>
          <table:table-cell table:number-columns-repeated="250"/>
        </table:table-row>
        <table:table-row table:style-name="ro1">
          <table:table-cell office:value-type="string">
            <text:p>Fièvre</text:p>
          </table:table-cell>
          <table:table-cell/>
          <table:table-cell office:value-type="string">
            <text:p>Robin Cook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Dogbert</text:p>
          </table:table-cell>
          <table:table-cell office:value-type="string">
            <text:p>Méthodes Ultra Secrètes pour diriger une entreprise</text:p>
          </table:table-cell>
          <table:table-cell office:value-type="string">
            <text:p>Scott Adamns</text:p>
          </table:table-cell>
          <table:table-cell office:value-type="string">
            <text:p>First Editions</text:p>
          </table:table-cell>
          <table:table-cell table:number-columns-repeated="250"/>
        </table:table-row>
        <table:table-row table:style-name="ro1">
          <table:table-cell office:value-type="string">
            <text:p>Un été dans l'Ouest</text:p>
          </table:table-cell>
          <table:table-cell/>
          <table:table-cell office:value-type="string">
            <text:p>Philippe Labro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esprit de famille</text:p>
          </table:table-cell>
          <table:table-cell office:value-type="string">
            <text:p>Moi, Pauline</text:p>
          </table:table-cell>
          <table:table-cell office:value-type="string">
            <text:p>Janine Boissard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omment voyager avec un saumon</text:p>
          </table:table-cell>
          <table:table-cell office:value-type="string">
            <text:p>Nouveaux pastiches et postiches</text:p>
          </table:table-cell>
          <table:table-cell office:value-type="string">
            <text:p>Umberto Eco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Un prénom pour Bébé</text:p>
          </table:table-cell>
          <table:table-cell/>
          <table:table-cell office:value-type="string">
            <text:p>Anne Geddes</text:p>
          </table:table-cell>
          <table:table-cell table:number-columns-repeated="251"/>
        </table:table-row>
        <table:table-row table:style-name="ro1">
          <table:table-cell office:value-type="string">
            <text:p>Les vilains petits canard</text:p>
          </table:table-cell>
          <table:table-cell/>
          <table:table-cell office:value-type="string">
            <text:p>Boris Cyrulnik</text:p>
          </table:table-cell>
          <table:table-cell office:value-type="string">
            <text:p>Odile Jacob</text:p>
          </table:table-cell>
          <table:table-cell office:value-type="string">
            <text:p>roman</text:p>
          </table:table-cell>
          <table:table-cell table:number-columns-repeated="249"/>
        </table:table-row>
        <table:table-row table:style-name="ro1">
          <table:table-cell office:value-type="string">
            <text:p>L'équation du nénuphar</text:p>
          </table:table-cell>
          <table:table-cell office:value-type="string">
            <text:p>Les plaisirs de la science</text:p>
          </table:table-cell>
          <table:table-cell office:value-type="string">
            <text:p>Albert Jacquard</text:p>
          </table:table-cell>
          <table:table-cell office:value-type="string">
            <text:p>Calmann-lévy</text:p>
          </table:table-cell>
          <table:table-cell table:number-columns-repeated="250"/>
        </table:table-row>
        <table:table-row table:style-name="ro1">
          <table:table-cell office:value-type="string">
            <text:p>Comment apprivoiser son ordinateur sans le traumatiser</text:p>
          </table:table-cell>
          <table:table-cell/>
          <table:table-cell office:value-type="string">
            <text:p>Marco Wolf</text:p>
          </table:table-cell>
          <table:table-cell office:value-type="string">
            <text:p>La découvert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symphonie pastorale</text:p>
          </table:table-cell>
          <table:table-cell/>
          <table:table-cell office:value-type="string">
            <text:p>André Gide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Soleils rouges</text:p>
          </table:table-cell>
          <table:table-cell/>
          <table:table-cell office:value-type="string">
            <text:p>Paul-Loup Sulitz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amour aveugle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Kidnappés</text:p>
          </table:table-cell>
          <table:table-cell/>
          <table:table-cell office:value-type="string">
            <text:p>Betty Mahmoody, Patsy Heymans</text:p>
          </table:table-cell>
          <table:table-cell office:value-type="string">
            <text:p>france Loisir</text:p>
          </table:table-cell>
          <table:table-cell table:number-columns-repeated="250"/>
        </table:table-row>
        <table:table-row table:style-name="ro1">
          <table:table-cell office:value-type="string">
            <text:p>Huit jours en été</text:p>
          </table:table-cell>
          <table:table-cell/>
          <table:table-cell office:value-type="string">
            <text:p>Patrick Cauvin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ableaux en fils</text:p>
          </table:table-cell>
          <table:table-cell/>
          <table:table-cell office:value-type="string">
            <text:p>Vivien Bowler</text:p>
          </table:table-cell>
          <table:table-cell office:value-type="string">
            <text:p>Dessain et Tolra</text:p>
          </table:table-cell>
          <table:table-cell office:value-type="string">
            <text:p>Leaflet</text:p>
          </table:table-cell>
          <table:table-cell office:value-type="string">
            <text:p>Comment faire ?</text:p>
          </table:table-cell>
          <table:table-cell table:number-columns-repeated="248"/>
        </table:table-row>
        <table:table-row table:style-name="ro1">
          <table:table-cell office:value-type="string">
            <text:p>L'aquarium d'eau douce à la portée de tous</text:p>
          </table:table-cell>
          <table:table-cell/>
          <table:table-cell office:value-type="string">
            <text:p>Jacques Teton</text:p>
          </table:table-cell>
          <table:table-cell office:value-type="string">
            <text:p>S.A.E.P.</text:p>
          </table:table-cell>
          <table:table-cell office:value-type="string">
            <text:p>Grand livre</text:p>
          </table:table-cell>
          <table:table-cell office:value-type="string">
            <text:p>Comment faire ?</text:p>
          </table:table-cell>
          <table:table-cell table:number-columns-repeated="248"/>
        </table:table-row>
        <table:table-row table:style-name="ro1">
          <table:table-cell office:value-type="string">
            <text:p>Tout faire en pâte à sel</text:p>
          </table:table-cell>
          <table:table-cell/>
          <table:table-cell office:value-type="string">
            <text:p>Frédérique Crestin-Billet / Ghislaine Descamp</text:p>
          </table:table-cell>
          <table:table-cell office:value-type="string">
            <text:p>France Loisir</text:p>
          </table:table-cell>
          <table:table-cell office:value-type="string">
            <text:p>Grand livre</text:p>
          </table:table-cell>
          <table:table-cell office:value-type="string">
            <text:p>Comment faire ?</text:p>
          </table:table-cell>
          <table:table-cell table:number-columns-repeated="248"/>
        </table:table-row>
        <table:table-row table:style-name="ro1">
          <table:table-cell office:value-type="string">
            <text:p>La cause des élèves</text:p>
          </table:table-cell>
          <table:table-cell/>
          <table:table-cell office:value-type="string">
            <text:p>Marguerite Gentsbittel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'école qui décolle</text:p>
          </table:table-cell>
          <table:table-cell/>
          <table:table-cell office:value-type="string">
            <text:p>Catherine Bédarida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Fractures d'une vie</text:p>
          </table:table-cell>
          <table:table-cell/>
          <table:table-cell office:value-type="string">
            <text:p>Charly Bauer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couloir de la mort</text:p>
          </table:table-cell>
          <table:table-cell/>
          <table:table-cell office:value-type="string">
            <text:p>John Grisham</text:p>
          </table:table-cell>
          <table:table-cell office:value-type="string">
            <text:p>Robert Laffont</text:p>
          </table:table-cell>
          <table:table-cell table:number-columns-repeated="250"/>
        </table:table-row>
        <table:table-row table:style-name="ro1">
          <table:table-cell office:value-type="string">
            <text:p>Impasse des deux palais</text:p>
          </table:table-cell>
          <table:table-cell/>
          <table:table-cell office:value-type="string">
            <text:p>Naguib Mahfouz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mphitryon. George Dandin. L'avare</text:p>
          </table:table-cell>
          <table:table-cell/>
          <table:table-cell office:value-type="string">
            <text:p>Molière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office:value-type="string">
            <text:p>Théatre</text:p>
          </table:table-cell>
          <table:table-cell table:number-columns-repeated="248"/>
        </table:table-row>
        <table:table-row table:style-name="ro1">
          <table:table-cell office:value-type="string">
            <text:p>Éléments de philosophie</text:p>
          </table:table-cell>
          <table:table-cell/>
          <table:table-cell office:value-type="string">
            <text:p>Alai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onbons fait à la maison</text:p>
          </table:table-cell>
          <table:table-cell/>
          <table:table-cell office:value-type="string">
            <text:p>Patrick Dalison / Davoid Cotrez</text:p>
          </table:table-cell>
          <table:table-cell office:value-type="string">
            <text:p>Dessain et Tolra</text:p>
          </table:table-cell>
          <table:table-cell office:value-type="string">
            <text:p>Leaflet</text:p>
          </table:table-cell>
          <table:table-cell office:value-type="string">
            <text:p>Comment faire ?</text:p>
          </table:table-cell>
          <table:table-cell table:number-columns-repeated="248"/>
        </table:table-row>
        <table:table-row table:style-name="ro1">
          <table:table-cell office:value-type="string">
            <text:p>Cocktail sans alcool</text:p>
          </table:table-cell>
          <table:table-cell/>
          <table:table-cell office:value-type="string">
            <text:p>Sylvie Girard</text:p>
          </table:table-cell>
          <table:table-cell office:value-type="string">
            <text:p>Dessain et Tolra</text:p>
          </table:table-cell>
          <table:table-cell office:value-type="string">
            <text:p>Leaflet</text:p>
          </table:table-cell>
          <table:table-cell office:value-type="string">
            <text:p>Comment faire ?</text:p>
          </table:table-cell>
          <table:table-cell table:number-columns-repeated="248"/>
        </table:table-row>
        <table:table-row table:style-name="ro1">
          <table:table-cell office:value-type="string">
            <text:p>L'étrange affaire du Dr Jekyll et de Mr Hyde</text:p>
          </table:table-cell>
          <table:table-cell/>
          <table:table-cell office:value-type="string">
            <text:p>Robert Louis Stevenson</text:p>
          </table:table-cell>
          <table:table-cell office:value-type="string">
            <text:p>Babel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cadavre de Bluegate Fields</text:p>
          </table:table-cell>
          <table:table-cell/>
          <table:table-cell office:value-type="string">
            <text:p>Anne Perry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secret de l'annexe 3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Cadavre en eau douce</text:p>
          </table:table-cell>
          <table:table-cell/>
          <table:table-cell office:value-type="string">
            <text:p>Ross Macdonald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 dernier bus pour Woodstock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Les silences du professeur</text:p>
          </table:table-cell>
          <table:table-cell/>
          <table:table-cell office:value-type="string">
            <text:p>Colin Dexter</text:p>
          </table:table-cell>
          <table:table-cell table:style-name="ce3" office:value-type="date" office:date-value="2018-10-01">
            <text:p>01/10/18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Heureux habitants de l'Aveyron et des autres départements français</text:p>
          </table:table-cell>
          <table:table-cell/>
          <table:table-cell office:value-type="string">
            <text:p>Philippe Meyer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progrès du progrès</text:p>
          </table:table-cell>
          <table:table-cell/>
          <table:table-cell office:value-type="string">
            <text:p>Philippe Meyer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C'est quand qu'on mange ?!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C'est trop bien !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T'as rien compris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Et en plus c'est vrai!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On a bien le droit de rire quand même !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T'as dit quoi ?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Les gosses</text:p>
          </table:table-cell>
          <table:table-cell office:value-type="string">
            <text:p>Ch'aisz pas quoi faire !</text:p>
          </table:table-cell>
          <table:table-cell office:value-type="string">
            <text:p>Carabal</text:p>
          </table:table-cell>
          <table:table-cell office:value-type="string">
            <text:p>Dupuis</text:p>
          </table:table-cell>
          <table:table-cell office:value-type="string">
            <text:p>BD</text:p>
          </table:table-cell>
          <table:table-cell office:value-type="string">
            <text:p>Bande dessinée</text:p>
          </table:table-cell>
          <table:table-cell table:number-columns-repeated="248"/>
        </table:table-row>
        <table:table-row table:style-name="ro1">
          <table:table-cell office:value-type="string">
            <text:p>A la croisée des mondes</text:p>
          </table:table-cell>
          <table:table-cell office:value-type="string">
            <text:p>La tour des Anges</text:p>
          </table:table-cell>
          <table:table-cell office:value-type="string">
            <text:p>Philip Pullma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 Petit Prince</text:p>
          </table:table-cell>
          <table:table-cell/>
          <table:table-cell office:value-type="string">
            <text:p>Antoine de Saint-Exupéry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 la croisée des mondes</text:p>
          </table:table-cell>
          <table:table-cell office:value-type="string">
            <text:p>Les royaumes du Nord</text:p>
          </table:table-cell>
          <table:table-cell office:value-type="string">
            <text:p>Philip pullman</text:p>
          </table:table-cell>
          <table:table-cell office:value-type="string">
            <text:p>folio</text:p>
          </table:table-cell>
          <table:table-cell table:number-columns-repeated="250"/>
        </table:table-row>
        <table:table-row table:style-name="ro1">
          <table:table-cell office:value-type="string">
            <text:p>Harry Potter et la Coupe de Feu</text:p>
          </table:table-cell>
          <table:table-cell/>
          <table:table-cell office:value-type="string">
            <text:p>J.K. Rowling</text:p>
          </table:table-cell>
          <table:table-cell office:value-type="string">
            <text:p>folio</text:p>
          </table:table-cell>
          <table:table-cell table:number-columns-repeated="250"/>
        </table:table-row>
        <table:table-row table:style-name="ro1">
          <table:table-cell office:value-type="string">
            <text:p>Harry Potter et la Chambre des Secrets</text:p>
          </table:table-cell>
          <table:table-cell/>
          <table:table-cell office:value-type="string">
            <text:p>J.K. Rowling</text:p>
          </table:table-cell>
          <table:table-cell office:value-type="string">
            <text:p>folio</text:p>
          </table:table-cell>
          <table:table-cell table:number-columns-repeated="250"/>
        </table:table-row>
        <table:table-row table:style-name="ro1">
          <table:table-cell office:value-type="string">
            <text:p>Harry Potter et le prisonnier d'Azkaban</text:p>
          </table:table-cell>
          <table:table-cell/>
          <table:table-cell office:value-type="string">
            <text:p>J.K. Rowling</text:p>
          </table:table-cell>
          <table:table-cell office:value-type="string">
            <text:p>folio</text:p>
          </table:table-cell>
          <table:table-cell table:number-columns-repeated="250"/>
        </table:table-row>
        <table:table-row table:style-name="ro1">
          <table:table-cell office:value-type="string">
            <text:p>Les femmes et les bébés d'abord</text:p>
          </table:table-cell>
          <table:table-cell office:value-type="string">
            <text:p>Pour une médicalisation raisonnée de la maternité</text:p>
          </table:table-cell>
          <table:table-cell office:value-type="string">
            <text:p>Myriam Szejer, Francine Caumel-Dauphin</text:p>
          </table:table-cell>
          <table:table-cell office:value-type="string">
            <text:p>Albin Michel</text:p>
          </table:table-cell>
          <table:table-cell table:number-columns-repeated="250"/>
        </table:table-row>
        <table:table-row table:style-name="ro1">
          <table:table-cell office:value-type="string">
            <text:p>L'histoire surprenante et insolite de 322 mots</text:p>
          </table:table-cell>
          <table:table-cell/>
          <table:table-cell office:value-type="string">
            <text:p>Robert Henry</text:p>
          </table:table-cell>
          <table:table-cell office:value-type="string">
            <text:p>Frison-R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inq leçons sur la psychanalyse</text:p>
          </table:table-cell>
          <table:table-cell office:value-type="string">
            <text:p>suivi de Contribution à l'histoire du mouvement psychanalytique</text:p>
          </table:table-cell>
          <table:table-cell office:value-type="string">
            <text:p>Sigmund Freud</text:p>
          </table:table-cell>
          <table:table-cell office:value-type="string">
            <text:p>Payo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Introduction à la psychanalyse</text:p>
          </table:table-cell>
          <table:table-cell/>
          <table:table-cell office:value-type="string">
            <text:p>Sigmund Freud</text:p>
          </table:table-cell>
          <table:table-cell office:value-type="string">
            <text:p>Payot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Psychopathologie de la vie quotidienne</text:p>
          </table:table-cell>
          <table:table-cell/>
          <table:table-cell office:value-type="string">
            <text:p>Sigmund Freud</text:p>
          </table:table-cell>
          <table:table-cell office:value-type="string">
            <text:p>Payot</text:p>
          </table:table-cell>
          <table:table-cell table:number-columns-repeated="250"/>
        </table:table-row>
        <table:table-row table:style-name="ro1">
          <table:table-cell office:value-type="string">
            <text:p>Je l'aimais </text:p>
          </table:table-cell>
          <table:table-cell/>
          <table:table-cell office:value-type="string">
            <text:p>Anna Gavalda</text:p>
          </table:table-cell>
          <table:table-cell office:value-type="string">
            <text:p>France Loisi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utobiographie d'une courgette</text:p>
          </table:table-cell>
          <table:table-cell/>
          <table:table-cell office:value-type="string">
            <text:p>Gilles Paris</text:p>
          </table:table-cell>
          <table:table-cell office:value-type="string">
            <text:p>France Loisi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Nanny Journal d'une Baby-Sitter</text:p>
          </table:table-cell>
          <table:table-cell/>
          <table:table-cell office:value-type="string">
            <text:p>Emma McLaughlin et Nicolas Kraus</text:p>
          </table:table-cell>
          <table:table-cell office:value-type="string">
            <text:p>France Loisir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Hôpital souterrain</text:p>
          </table:table-cell>
          <table:table-cell/>
          <table:table-cell office:value-type="string">
            <text:p>Hervé Jaouen</text:p>
          </table:table-cell>
          <table:table-cell office:value-type="string">
            <text:p>Folio</text:p>
          </table:table-cell>
          <table:table-cell office:value-type="string">
            <text:p>Poche</text:p>
          </table:table-cell>
          <table:table-cell office:value-type="string">
            <text:p>Policier</text:p>
          </table:table-cell>
          <table:table-cell table:number-columns-repeated="248"/>
        </table:table-row>
        <table:table-row table:style-name="ro1">
          <table:table-cell office:value-type="string">
            <text:p>Sombre sentier</text:p>
          </table:table-cell>
          <table:table-cell/>
          <table:table-cell office:value-type="string">
            <text:p>Dominique Manotti</text:p>
          </table:table-cell>
          <table:table-cell office:value-type="string">
            <text:p>Seuil</text:p>
          </table:table-cell>
          <table:table-cell table:number-columns-repeated="250"/>
        </table:table-row>
        <table:table-row table:style-name="ro1">
          <table:table-cell office:value-type="string">
            <text:p>Secrets de femmes de mère à fille</text:p>
          </table:table-cell>
          <table:table-cell/>
          <table:table-cell office:value-type="string">
            <text:p>Bertrand Cram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classiques des nœuds</text:p>
          </table:table-cell>
          <table:table-cell/>
          <table:table-cell office:value-type="string">
            <text:p>Franck Ripault</text:p>
          </table:table-cell>
          <table:table-cell office:value-type="string">
            <text:p>Ouest-Franc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bleus de l'âme</text:p>
          </table:table-cell>
          <table:table-cell office:value-type="string">
            <text:p>Angoisses d’enfance, angoisses d'adultes</text:p>
          </table:table-cell>
          <table:table-cell office:value-type="string">
            <text:p>Alain Braconnier</text:p>
          </table:table-cell>
          <table:table-cell office:value-type="string">
            <text:p>Le livre de poche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es hommes viennent de Mars, les femmes viennent de Vénus</text:p>
          </table:table-cell>
          <table:table-cell/>
          <table:table-cell office:value-type="string">
            <text:p>John Gray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es femmes qui aiment trop</text:p>
          </table:table-cell>
          <table:table-cell office:value-type="string">
            <text:p>Tome2</text:p>
          </table:table-cell>
          <table:table-cell office:value-type="string">
            <text:p>Robin Normood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Ces femmes qui aiment trop</text:p>
          </table:table-cell>
          <table:table-cell/>
          <table:table-cell office:value-type="string">
            <text:p>Robin Normood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leus Marine</text:p>
          </table:table-cell>
          <table:table-cell office:value-type="string">
            <text:p>Histoire d'une différence</text:p>
          </table:table-cell>
          <table:table-cell office:value-type="string">
            <text:p>Catherine Normier</text:p>
          </table:table-cell>
          <table:table-cell office:value-type="string">
            <text:p>Librio</text:p>
          </table:table-cell>
          <table:table-cell table:number-columns-repeated="250"/>
        </table:table-row>
        <table:table-row table:style-name="ro1">
          <table:table-cell office:value-type="string">
            <text:p>Une âme prisonnière</text:p>
          </table:table-cell>
          <table:table-cell/>
          <table:table-cell office:value-type="string">
            <text:p>Birger Sellin</text:p>
          </table:table-cell>
          <table:table-cell office:value-type="string">
            <text:p>Robert Laffont</text:p>
          </table:table-cell>
          <table:table-cell table:number-columns-repeated="250"/>
        </table:table-row>
        <table:table-row table:style-name="ro1">
          <table:table-cell office:value-type="string">
            <text:p>Présumé Innocent</text:p>
          </table:table-cell>
          <table:table-cell/>
          <table:table-cell office:value-type="string">
            <text:p>Scott turow</text:p>
          </table:table-cell>
          <table:table-cell office:value-type="string">
            <text:p>Albin Michel</text:p>
          </table:table-cell>
          <table:table-cell table:number-columns-repeated="250"/>
        </table:table-row>
        <table:table-row table:style-name="ro1">
          <table:table-cell office:value-type="string">
            <text:p>L'imprécateur</text:p>
          </table:table-cell>
          <table:table-cell/>
          <table:table-cell office:value-type="string">
            <text:p>René-Victor Pilhes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La disgrâce </text:p>
          </table:table-cell>
          <table:table-cell/>
          <table:table-cell office:value-type="string">
            <text:p>Nicole Avril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T'as un problème Max</text:p>
          </table:table-cell>
          <table:table-cell/>
          <table:table-cell office:value-type="string">
            <text:p>Christian Spitz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Beignets de tomates vertes</text:p>
          </table:table-cell>
          <table:table-cell/>
          <table:table-cell office:value-type="string">
            <text:p>Fannie Flagg</text:p>
          </table:table-cell>
          <table:table-cell office:value-type="string">
            <text:p>J'ai lu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Fabrice ou l'école des mathématiques</text:p>
          </table:table-cell>
          <table:table-cell/>
          <table:table-cell office:value-type="string">
            <text:p>Stella Baruk</text:p>
          </table:table-cell>
          <table:table-cell office:value-type="string">
            <text:p>Points</text:p>
          </table:table-cell>
          <table:table-cell office:value-type="string">
            <text:p>poche</text:p>
          </table:table-cell>
          <table:table-cell table:number-columns-repeated="249"/>
        </table:table-row>
        <table:table-row table:style-name="ro1">
          <table:table-cell office:value-type="string">
            <text:p>A nos chevaux !</text:p>
          </table:table-cell>
          <table:table-cell/>
          <table:table-cell office:value-type="string">
            <text:p>Dominique Manotti</text:p>
          </table:table-cell>
          <table:table-cell office:value-type="string">
            <text:p>Rivages</text:p>
          </table:table-cell>
          <table:table-cell table:number-columns-repeated="250"/>
        </table:table-row>
      </table:table>
      <table:table table:name="Feuille2" table:style-name="ta1" table:print="false"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8" table:number-columns-repeated="5" table:default-cell-style-name="ce2"/>
        <table:table-row table:style-name="ro4">
          <table:table-cell table:style-name="ce1" office:value-type="string">
            <text:p>Titre</text:p>
          </table:table-cell>
          <table:table-cell table:style-name="ce1" office:value-type="string">
            <text:p>Sous-titr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Genr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Poche</text:p>
          </table:table-cell>
          <table:table-cell table:style-name="Default" table:number-columns-repeated="3"/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est" table:base-cell-address="$Feuille2.$A$1" table:cell-range-address="$Feuille2.$A$1:.$F$2" table:range-usable-as="filter"/>
      </table:named-expressions>
      <table:database-ranges>
        <table:database-range table:name="__Anonymous_Sheet_DB__0" table:target-range-address="Feuille1.A1:Feuille1.F484">
          <table:filter table:target-range-address="Feuille2.B6" table:condition-source-range-address="Feuille2.A1:Feuille2.F2">
            <table:filter-and>
              <table:filter-condition table:field-number="4" table:case-sensitive="true" table:value="POCHE" table:operator="="/>
            </table:filter-and>
          </table:filter>
        </table:database-range>
        <table:database-range table:name="__Anonymous_Sheet_DB__1" table:target-range-address="Feuille2.B6:Feuille2.G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/>
    <style:font-face style:name="Arial Unicode MS1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09:55:20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1$Windows_x86 LibreOffice_project/7168152d13aa529ba3718c9ae3700216a574137</meta:generator>
    <meta:initial-creator>Sandrine Lejeune</meta:initial-creator>
    <meta:creation-date>2005-01-04T13:02:40</meta:creation-date>
    <dc:date>2013-10-04T10:49:36.41</dc:date>
    <dc:language>fr-FR</dc:language>
    <meta:editing-cycles>11</meta:editing-cycles>
    <meta:editing-duration>PT1H4M29S</meta:editing-duration>
    <meta:document-statistic meta:table-count="3" meta:cell-count="2139" meta:object-count="0"/>
    <meta:user-defined meta:name="Info 1"/>
    <meta:user-defined meta:name="Info 2"/>
    <meta:user-defined meta:name="Info 3"/>
    <meta:user-defined meta:name="Info 4"/>
  </office:meta>
</office:document-meta>
</file>